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088cm" fo:margin-left="0.259cm" table:align="left"/>
    </style:style>
    <style:style style:name="Table1.A" style:family="table-column">
      <style:table-column-properties style:column-width="3.967cm"/>
    </style:style>
    <style:style style:name="Table1.B" style:family="table-column">
      <style:table-column-properties style:column-width="11.121cm"/>
    </style:style>
    <style:style style:name="Table1.1" style:family="table-row">
      <style:table-row-properties style:min-row-height="0.674cm" style:use-optimal-row-height="false"/>
    </style:style>
    <style:style style:name="Table1.A1" style:family="table-cell">
      <style:table-cell-properties fo:padding="0cm" fo:border="0.75pt solid #000000"/>
    </style:style>
    <style:style style:name="Table1.2" style:family="table-row">
      <style:table-row-properties style:row-height="0.669cm" style:use-optimal-row-height="false"/>
    </style:style>
    <style:style style:name="Table1.3" style:family="table-row">
      <style:table-row-properties style:row-height="1.083cm" style:use-optimal-row-height="false"/>
    </style:style>
    <style:style style:name="P1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1c86e5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52e1d4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style:text-underline-style="none" fo:font-weight="normal" officeooo:rsid="00718018" officeooo:paragraph-rsid="0052e1d4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.014cm" fo:margin-bottom="0cm" loext:contextual-spacing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7" style:family="paragraph" style:parent-style-name="Table_20_Paragraph">
      <style:paragraph-properties fo:margin-left="0.12cm" fo:margin-right="0cm" fo:margin-top="0.129cm" fo:margin-bottom="0cm" loext:contextual-spacing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.12cm" fo:margin-right="0cm" fo:margin-top="0.141cm" fo:margin-bottom="0cm" loext:contextual-spacing="false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12cm" fo:margin-right="0cm" fo:margin-top="0.12cm" fo:margin-bottom="0cm" loext:contextual-spacing="false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12cm" fo:margin-right="0cm" fo:margin-top="0.132cm" fo:margin-bottom="0cm" loext:contextual-spacing="false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12cm" fo:margin-right="1.589cm" fo:margin-top="0.129cm" fo:margin-bottom="0cm" loext:contextual-spacing="false" fo:line-height="102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margin-top="0.086cm" fo:margin-bottom="0cm" loext:contextual-spacing="false" fo:text-indent="0cm" style:auto-text-indent="false">
        <style:tab-stops/>
      </style:paragraph-properties>
    </style:style>
    <style:style style:name="P13" style:family="paragraph" style:parent-style-name="Textkörper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26f4de"/>
    </style:style>
    <style:style style:name="P14" style:family="paragraph" style:parent-style-name="Textkörper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1fc0f"/>
    </style:style>
    <style:style style:name="P15" style:family="paragraph" style:parent-style-name="Textkörper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6b74d"/>
    </style:style>
    <style:style style:name="P16" style:family="paragraph" style:parent-style-name="Textkörper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style:text-underline-style="solid" style:text-underline-width="auto" style:text-underline-color="font-color" fo:font-weight="bold" officeooo:rsid="002c219c" officeooo:paragraph-rsid="002c219c" style:font-weight-asian="bold" style:font-weight-complex="bold"/>
    </style:style>
    <style:style style:name="P17" style:family="paragraph" style:parent-style-name="Standard">
      <style:paragraph-properties fo:margin-left="0cm" fo:margin-right="0cm" style:line-height-at-least="0.353cm" fo:text-indent="0cm" style:auto-text-indent="false">
        <style:tab-stops/>
      </style:paragraph-properties>
      <style:text-properties officeooo:paragraph-rsid="0019fa5a"/>
    </style:style>
    <style:style style:name="P18" style:family="paragraph" style:parent-style-name="Standard">
      <style:paragraph-properties fo:margin-left="0.201cm" fo:margin-right="0cm" style:line-height-at-least="0.353cm" fo:text-indent="0cm" style:auto-text-indent="false">
        <style:tab-stops>
          <style:tab-stop style:position="17.08cm"/>
        </style:tab-stops>
      </style:paragraph-properties>
      <style:text-properties officeooo:paragraph-rsid="00156dd1"/>
    </style:style>
    <style:style style:name="P19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  <style:text-properties officeooo:paragraph-rsid="0019fa5a"/>
    </style:style>
    <style:style style:name="P21" style:family="paragraph" style:parent-style-name="Standard">
      <style:paragraph-properties fo:margin-top="0.009cm" fo:margin-bottom="0cm" loext:contextual-spacing="false"/>
      <style:text-properties style:font-name="Arial" fo:font-size="12.5pt" style:font-name-asian="Arial" style:font-size-asian="12.5pt" style:font-name-complex="Arial" style:font-size-complex="12.5pt"/>
    </style:style>
    <style:style style:name="P22" style:family="paragraph" style:parent-style-name="Textkörper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314a73"/>
    </style:style>
    <style:style style:name="P23" style:family="paragraph" style:parent-style-name="Textkörper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eb9d1"/>
    </style:style>
    <style:style style:name="P24" style:family="paragraph" style:parent-style-name="Standard">
      <style:paragraph-properties fo:margin-left="0.185cm" fo:margin-right="0cm" fo:margin-top="0.122cm" fo:margin-bottom="0cm" loext:contextual-spacing="false" fo:text-align="start" style:justify-single-word="false" fo:text-indent="0cm" style:auto-text-indent="false">
        <style:tab-stops>
          <style:tab-stop style:position="17.08cm"/>
        </style:tab-stops>
      </style:paragraph-properties>
      <style:text-properties officeooo:paragraph-rsid="005a5f6d"/>
    </style:style>
    <style:style style:name="P25" style:family="paragraph" style:parent-style-name="Standard">
      <style:paragraph-properties fo:margin-left="0.185cm" fo:margin-right="0cm" fo:margin-top="0.122cm" fo:margin-bottom="0cm" loext:contextual-spacing="false" fo:text-align="start" style:justify-single-word="false" fo:text-indent="0cm" style:auto-text-indent="false">
        <style:tab-stops>
          <style:tab-stop style:position="17.08cm"/>
        </style:tab-stops>
      </style:paragraph-properties>
      <style:text-properties officeooo:paragraph-rsid="0077c403"/>
    </style:style>
    <style:style style:name="P26" style:family="paragraph" style:parent-style-name="Standard" style:master-page-name="MP0">
      <style:paragraph-properties fo:margin-left="0cm" fo:margin-right="0cm" fo:margin-top="0.086cm" fo:margin-bottom="0cm" loext:contextual-spacing="false" fo:text-indent="0cm" style:auto-text-indent="false" style:page-number="auto">
        <style:tab-stops/>
      </style:paragraph-properties>
    </style:style>
    <style:style style:name="P27" style:family="paragraph" style:parent-style-name="Standard" style:list-style-name="L5">
      <style:paragraph-properties fo:text-align="start" style:justify-single-word="false">
        <style:tab-stops/>
      </style:paragraph-properties>
      <style:text-properties style:font-name="Arial1" fo:font-size="10pt" officeooo:rsid="00751c29" officeooo:paragraph-rsid="00751c29" style:font-size-asian="10pt" style:font-size-complex="10pt"/>
    </style:style>
    <style:style style:name="P28" style:family="paragraph" style:parent-style-name="Standard" style:list-style-name="L5">
      <style:paragraph-properties fo:text-align="start" style:justify-single-word="false">
        <style:tab-stops/>
      </style:paragraph-properties>
      <style:text-properties officeooo:paragraph-rsid="0052e1d4"/>
    </style:style>
    <style:style style:name="P29" style:family="paragraph" style:parent-style-name="Standard" style:list-style-name="L6">
      <style:paragraph-properties fo:text-align="start" style:justify-single-word="false">
        <style:tab-stops/>
      </style:paragraph-properties>
      <style:text-properties officeooo:paragraph-rsid="0078b1ca"/>
    </style:style>
    <style:style style:name="P30" style:family="paragraph" style:parent-style-name="Standard" style:list-style-name="L7">
      <style:paragraph-properties fo:text-align="start" style:justify-single-word="false">
        <style:tab-stops/>
      </style:paragraph-properties>
      <style:text-properties officeooo:paragraph-rsid="0077c403"/>
    </style:style>
    <style:style style:name="P31" style:family="paragraph" style:parent-style-name="Textkörper" style:list-style-name="L2">
      <style:paragraph-properties fo:line-height="0.43cm">
        <style:tab-stops>
          <style:tab-stop style:position="0.002cm"/>
        </style:tab-stops>
      </style:paragraph-properties>
      <style:text-properties officeooo:paragraph-rsid="0019fa5a"/>
    </style:style>
    <style:style style:name="P32" style:family="paragraph" style:parent-style-name="Textkörper" style:list-style-name="L2">
      <style:paragraph-properties fo:line-height="0.43cm">
        <style:tab-stops>
          <style:tab-stop style:position="0.002cm"/>
        </style:tab-stops>
      </style:paragraph-properties>
      <style:text-properties officeooo:paragraph-rsid="002dd5b4"/>
    </style:style>
    <style:style style:name="P33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1d3151"/>
    </style:style>
    <style:style style:name="P34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4690af"/>
    </style:style>
    <style:style style:name="P35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1c86e5"/>
    </style:style>
    <style:style style:name="P36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48d039"/>
    </style:style>
    <style:style style:name="P37" style:family="paragraph" style:parent-style-name="Textkörper" style:list-style-name="L1">
      <style:paragraph-properties fo:margin-top="0.182cm" fo:margin-bottom="0cm" loext:contextual-spacing="false" fo:line-height="102%">
        <style:tab-stops>
          <style:tab-stop style:position="-0.004cm"/>
        </style:tab-stops>
      </style:paragraph-properties>
      <style:text-properties fo:font-size="10pt" officeooo:rsid="00156dd1" officeooo:paragraph-rsid="00156dd1" style:font-size-asian="10pt" style:font-size-complex="10pt"/>
    </style:style>
    <style:style style:name="P38" style:family="paragraph" style:parent-style-name="Textkörper" style:list-style-name="L1">
      <style:paragraph-properties fo:margin-top="0.182cm" fo:margin-bottom="0cm" loext:contextual-spacing="false" fo:line-height="102%">
        <style:tab-stops>
          <style:tab-stop style:position="-0.004cm"/>
        </style:tab-stops>
      </style:paragraph-properties>
      <style:text-properties fo:font-size="10pt" officeooo:rsid="00156dd1" officeooo:paragraph-rsid="00414f91" style:font-size-asian="10pt" style:font-size-complex="10pt"/>
    </style:style>
    <style:style style:name="P39" style:family="paragraph" style:parent-style-name="Textkörper" style:list-style-name="L1">
      <style:paragraph-properties fo:margin-top="0.182cm" fo:margin-bottom="0cm" loext:contextual-spacing="false" fo:line-height="102%">
        <style:tab-stops>
          <style:tab-stop style:position="-0.004cm"/>
        </style:tab-stops>
      </style:paragraph-properties>
      <style:text-properties fo:font-size="10pt" officeooo:rsid="003f1a2a" officeooo:paragraph-rsid="00414f91" style:font-size-asian="10pt" style:font-size-complex="10pt"/>
    </style:style>
    <style:style style:name="P40" style:family="paragraph" style:parent-style-name="Textkörper" style:list-style-name="L1">
      <style:paragraph-properties fo:margin-top="0.171cm" fo:margin-bottom="0cm" loext:contextual-spacing="false" fo:line-height="101%">
        <style:tab-stops>
          <style:tab-stop style:position="-0.004cm"/>
        </style:tab-stops>
      </style:paragraph-properties>
      <style:text-properties officeooo:paragraph-rsid="00156dd1"/>
    </style:style>
    <style:style style:name="P41" style:family="paragraph" style:parent-style-name="Textkörper" style:list-style-name="L1">
      <style:paragraph-properties fo:margin-top="0.171cm" fo:margin-bottom="0cm" loext:contextual-spacing="false" fo:line-height="101%">
        <style:tab-stops>
          <style:tab-stop style:position="-0.004cm"/>
        </style:tab-stops>
      </style:paragraph-properties>
      <style:text-properties officeooo:paragraph-rsid="00158521"/>
    </style:style>
    <style:style style:name="P42" style:family="paragraph" style:parent-style-name="Textkörper" style:list-style-name="L3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2dd5b4"/>
    </style:style>
    <style:style style:name="P43" style:family="paragraph" style:parent-style-name="Textkörper" style:list-style-name="L3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314a73"/>
    </style:style>
    <style:style style:name="P44" style:family="paragraph" style:parent-style-name="Textkörper" style:list-style-name="L4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338537"/>
    </style:style>
    <style:style style:name="P45" style:family="paragraph" style:parent-style-name="Textkörper" style:list-style-name="L4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2e1d4"/>
    </style:style>
    <style:style style:name="P46" style:family="paragraph" style:parent-style-name="Textkörper" style:list-style-name="L4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65e4f"/>
    </style:style>
    <style:style style:name="P47" style:family="paragraph" style:parent-style-name="Textkörper" style:list-style-name="L8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eb9d1"/>
    </style:style>
    <style:style style:name="P48" style:family="paragraph" style:parent-style-name="Textkörper" style:list-style-name="L9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6e8dc2"/>
    </style:style>
    <style:style style:name="P49" style:family="paragraph" style:parent-style-name="Textkörper" style:list-style-name="L9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7b5881"/>
    </style:style>
    <style:style style:name="P50" style:family="paragraph" style:parent-style-name="Textkörper" style:list-style-name="L9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b5881"/>
    </style:style>
    <style:style style:name="P51" style:family="paragraph" style:parent-style-name="Überschrift_20_1">
      <style:paragraph-properties fo:margin-left="0.353cm" fo:margin-right="0cm" style:line-height-at-least="0.353cm" fo:text-indent="0cm" style:auto-text-indent="false">
        <style:tab-stops>
          <style:tab-stop style:position="17.078cm"/>
        </style:tab-stops>
      </style:paragraph-properties>
      <style:text-properties officeooo:paragraph-rsid="0019fa5a"/>
    </style:style>
    <style:style style:name="P52" style:family="paragraph" style:parent-style-name="Überschrift_20_1">
      <style:paragraph-properties fo:margin-top="0.009cm" fo:margin-bottom="0cm" loext:contextual-spacing="false" fo:line-height="0.43cm" fo:text-align="start" style:justify-single-word="false">
        <style:tab-stops>
          <style:tab-stop style:position="17.078cm"/>
        </style:tab-stops>
      </style:paragraph-properties>
      <style:text-properties officeooo:paragraph-rsid="005eb9d1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font-weight="bold" officeooo:rsid="0013eae5" style:font-size-asian="8.75pt" style:font-weight-asian="bold" style:font-size-complex="10pt"/>
    </style:style>
    <style:style style:name="T3" style:family="text">
      <style:text-properties style:font-name="Arial" fo:font-size="10pt" fo:font-weight="bold" officeooo:rsid="0019fa5a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font-weight="bold" style:font-size-asian="10pt" style:font-weight-asian="bold" style:font-size-complex="10pt"/>
    </style:style>
    <style:style style:name="T5" style:family="text">
      <style:text-properties style:font-name="Arial" fo:font-size="10pt" fo:background-color="#d3d3d3" loext:char-shading-value="0" style:font-name-asian="Arial" style:font-size-asian="10pt" style:font-name-complex="Arial" style:font-size-complex="10pt"/>
    </style:style>
    <style:style style:name="T6" style:family="text">
      <style:text-properties style:font-name="Arial" fo:font-size="10pt" fo:letter-spacing="-0.007cm" officeooo:rsid="00231913" style:font-name-asian="Arial" style:font-size-asian="10pt" style:font-name-complex="Arial" style:font-size-complex="10pt"/>
    </style:style>
    <style:style style:name="T7" style:family="text">
      <style:text-properties style:font-name="Arial" fo:font-size="10pt" fo:letter-spacing="-0.002cm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etter-spacing="-0.002cm" fo:font-weight="normal" officeooo:rsid="00338537" style:font-name-asian="Ari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letter-spacing="-0.002cm" fo:font-weight="normal" officeooo:rsid="003668dc" style:font-name-asian="Arial" style:font-size-asian="10pt" style:font-weight-asian="normal" style:font-name-complex="Arial" style:font-size-complex="10pt" style:font-weight-complex="normal"/>
    </style:style>
    <style:style style:name="T10" style:family="text">
      <style:text-properties style:font-name="Arial" fo:font-size="10pt" fo:letter-spacing="-0.002cm" fo:font-weight="normal" officeooo:rsid="00385f8f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etter-spacing="-0.002cm" fo:font-weight="normal" officeooo:rsid="0039b635" style:font-name-asian="Ari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letter-spacing="-0.002cm" fo:font-weight="normal" officeooo:rsid="003d4309" style:font-name-asian="Ari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letter-spacing="-0.002cm" fo:font-weight="normal" officeooo:rsid="003e0295" style:font-name-asian="Ari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etter-spacing="-0.002cm" fo:font-weight="normal" officeooo:rsid="004690af" style:font-name-asian="Ari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letter-spacing="-0.002cm" fo:font-weight="normal" officeooo:rsid="0050a16f" style:font-name-asian="Ari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letter-spacing="-0.002cm" fo:font-weight="normal" officeooo:rsid="0052e1d4" style:font-name-asian="Ari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letter-spacing="-0.002cm" fo:font-weight="normal" officeooo:rsid="00565e4f" style:font-name-asian="Arial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Arial" fo:font-size="10pt" fo:letter-spacing="-0.002cm" fo:font-weight="normal" officeooo:rsid="005eb9d1" style:font-name-asian="Arial" style:font-size-asian="10pt" style:font-weight-asian="normal" style:font-name-complex="Arial" style:font-size-complex="10pt" style:font-weight-complex="normal"/>
    </style:style>
    <style:style style:name="T19" style:family="text">
      <style:text-properties style:font-name="Arial" fo:font-size="10pt" fo:letter-spacing="-0.002cm" fo:font-weight="normal" officeooo:rsid="0061e2c0" style:font-name-asian="Ari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10pt" fo:letter-spacing="-0.002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size="10pt" fo:letter-spacing="-0.002cm" fo:font-weight="normal" officeooo:rsid="006e8dc2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fo:letter-spacing="-0.002cm" fo:font-weight="normal" officeooo:rsid="007b5881" style:font-name-asian="Arial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Arial" fo:font-size="10pt" fo:letter-spacing="-0.002cm" officeooo:rsid="00231913" style:font-name-asian="Arial" style:font-size-asian="10pt" style:font-name-complex="Arial" style:font-size-complex="10pt"/>
    </style:style>
    <style:style style:name="T24" style:family="text">
      <style:text-properties style:font-name="Arial" fo:font-size="10pt" fo:letter-spacing="-0.002cm" officeooo:rsid="002dd5b4" style:font-name-asian="Arial" style:font-size-asian="10pt" style:font-name-complex="Arial" style:font-size-complex="10pt"/>
    </style:style>
    <style:style style:name="T25" style:family="text">
      <style:text-properties style:font-name="Arial" fo:font-size="10pt" fo:letter-spacing="-0.002cm" fo:font-weight="bold" officeooo:rsid="005eb9d1" style:font-name-asian="Arial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fo:letter-spacing="-0.002cm" fo:font-weight="bold" style:font-size-asian="10pt" style:font-weight-asian="bold" style:font-size-complex="10pt"/>
    </style:style>
    <style:style style:name="T27" style:family="text">
      <style:text-properties style:font-name="Arial" fo:font-size="10pt" fo:letter-spacing="-0.002cm" style:text-underline-style="solid" style:text-underline-width="auto" style:text-underline-color="font-color" fo:font-weight="bold" officeooo:rsid="0019fa5a" style:font-name-asian="Arial" style:font-size-asian="10pt" style:font-weight-asian="bold" style:font-name-complex="Arial" style:font-size-complex="10pt" style:font-weight-complex="bold"/>
    </style:style>
    <style:style style:name="T28" style:family="text">
      <style:text-properties style:font-name="Arial" fo:font-size="10pt" fo:letter-spacing="-0.002cm" style:text-underline-style="solid" style:text-underline-width="auto" style:text-underline-color="font-color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29" style:family="text">
      <style:text-properties style:font-name="Arial" fo:font-size="10pt" fo:letter-spacing="-0.002cm" style:text-underline-style="solid" style:text-underline-width="auto" style:text-underline-color="font-color" fo:font-weight="normal" officeooo:rsid="0026f4de" style:font-name-asian="Arial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size="10pt" fo:letter-spacing="-0.002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size="10pt" fo:letter-spacing="-0.002cm" style:text-underline-style="none" fo:font-weight="normal" officeooo:rsid="002dd5b4" style:font-name-asian="Arial" style:font-size-asian="10pt" style:font-weight-asian="normal" style:font-name-complex="Arial" style:font-size-complex="10pt" style:font-weight-complex="normal"/>
    </style:style>
    <style:style style:name="T32" style:family="text">
      <style:text-properties style:font-name="Arial" fo:font-size="10pt" fo:letter-spacing="-0.002cm" style:text-underline-style="none" fo:font-weight="normal" officeooo:rsid="0043014e" style:font-name-asian="Arial" style:font-size-asian="10pt" style:font-weight-asian="normal" style:font-name-complex="Arial" style:font-size-complex="10pt" style:font-weight-complex="normal"/>
    </style:style>
    <style:style style:name="T33" style:family="text">
      <style:text-properties style:font-name="Arial" fo:font-size="10pt" fo:letter-spacing="-0.002cm" style:text-underline-style="none" fo:font-weight="normal" officeooo:rsid="001d8d22" style:font-name-asian="Arial" style:font-size-asian="10pt" style:font-weight-asian="normal" style:font-name-complex="Arial" style:font-size-complex="10pt" style:font-weight-complex="normal"/>
    </style:style>
    <style:style style:name="T34" style:family="text">
      <style:text-properties style:font-name="Arial" fo:font-size="10pt" fo:letter-spacing="-0.002cm" style:text-underline-style="none" fo:font-weight="normal" officeooo:rsid="002c219c" style:font-name-asian="Arial" style:font-size-asian="10pt" style:font-weight-asian="normal" style:font-name-complex="Arial" style:font-size-complex="10pt" style:font-weight-complex="normal"/>
    </style:style>
    <style:style style:name="T35" style:family="text">
      <style:text-properties style:font-name="Arial" fo:font-size="10pt" fo:letter-spacing="-0.002cm" style:text-underline-style="none" fo:font-weight="normal" officeooo:rsid="002d6ae4" style:font-name-asian="Arial" style:font-size-asian="10pt" style:font-weight-asian="normal" style:font-name-complex="Arial" style:font-size-complex="10pt" style:font-weight-complex="normal"/>
    </style:style>
    <style:style style:name="T36" style:family="text">
      <style:text-properties style:font-name="Arial" fo:font-size="10pt" fo:letter-spacing="-0.002cm" style:text-underline-style="none" fo:font-weight="normal" officeooo:rsid="00718018" style:font-name-asian="Arial" style:font-size-asian="10pt" style:font-weight-asian="normal" style:font-name-complex="Arial" style:font-size-complex="10pt" style:font-weight-complex="normal"/>
    </style:style>
    <style:style style:name="T37" style:family="text">
      <style:text-properties style:font-name="Arial" fo:font-size="10pt" fo:letter-spacing="-0.002cm" style:text-underline-style="none" fo:font-weight="normal" officeooo:rsid="0076b74d" style:font-name-asian="Arial" style:font-size-asian="10pt" style:font-weight-asian="normal" style:font-name-complex="Arial" style:font-size-complex="10pt" style:font-weight-complex="normal"/>
    </style:style>
    <style:style style:name="T38" style:family="text">
      <style:text-properties style:font-name="Arial" fo:font-size="10pt" fo:letter-spacing="-0.002cm" style:text-underline-style="none" fo:font-weight="bold" officeooo:rsid="0019fa5a" style:font-name-asian="Arial" style:font-size-asian="10pt" style:font-weight-asian="bold" style:font-name-complex="Arial" style:font-size-complex="10pt" style:font-weight-complex="bold"/>
    </style:style>
    <style:style style:name="T39" style:family="text">
      <style:text-properties style:font-name="Arial" fo:font-size="10pt" fo:letter-spacing="-0.002cm" style:text-underline-style="none" fo:font-weight="bold" officeooo:rsid="0026f4de" style:font-name-asian="Arial" style:font-size-asian="10pt" style:font-weight-asian="bold" style:font-name-complex="Arial" style:font-size-complex="10pt" style:font-weight-complex="bold"/>
    </style:style>
    <style:style style:name="T40" style:family="text">
      <style:text-properties style:font-name="Arial" fo:font-size="10pt" fo:letter-spacing="-0.002cm" style:font-size-asian="10pt" style:font-size-complex="10pt"/>
    </style:style>
    <style:style style:name="T41" style:family="text">
      <style:text-properties style:font-name="Arial" fo:font-size="10pt" fo:letter-spacing="-0.002cm" officeooo:rsid="001a3e16" style:font-size-asian="10pt" style:font-size-complex="10pt"/>
    </style:style>
    <style:style style:name="T42" style:family="text">
      <style:text-properties style:font-name="Arial" fo:font-size="10pt" fo:letter-spacing="-0.002cm" style:text-underline-style="solid" style:text-underline-width="auto" style:text-underline-color="#000000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43" style:family="text">
      <style:text-properties style:font-name="Arial" fo:font-size="10pt" fo:letter-spacing="-0.004cm" officeooo:rsid="00231913" style:font-name-asian="Arial" style:font-size-asian="10pt" style:font-name-complex="Arial" style:font-size-complex="10pt"/>
    </style:style>
    <style:style style:name="T44" style:family="text">
      <style:text-properties style:font-name="Arial" fo:font-size="10pt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5" style:family="text">
      <style:text-properties style:font-name="Arial" fo:font-size="10pt" fo:font-weight="normal" officeooo:rsid="00718018" style:font-name-asian="Arial" style:font-size-asian="10pt" style:font-weight-asian="normal" style:font-name-complex="Arial" style:font-size-complex="10pt" style:font-weight-complex="normal"/>
    </style:style>
    <style:style style:name="T46" style:family="text">
      <style:text-properties style:font-name="Arial" fo:font-size="10pt" fo:letter-spacing="-0.014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7" style:family="text">
      <style:text-properties style:font-name="Arial" fo:font-size="10pt" fo:letter-spacing="-0.011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style:font-name="Arial" fo:font-size="10pt" fo:letter-spacing="-0.011cm" officeooo:rsid="00231913" style:font-name-asian="Arial" style:font-size-asian="10pt" style:font-name-complex="Arial" style:font-size-complex="10pt"/>
    </style:style>
    <style:style style:name="T49" style:family="text">
      <style:text-properties style:font-name="Arial" fo:font-size="10pt" fo:letter-spacing="-0.012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50" style:family="text">
      <style:text-properties style:font-name="Arial" fo:font-size="10pt" fo:letter-spacing="-0.019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51" style:family="text">
      <style:text-properties style:font-name="Arial" fo:font-size="10pt" fo:letter-spacing="-0.016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52" style:family="text">
      <style:text-properties style:font-name="Arial" fo:font-size="10pt" fo:letter-spacing="-0.009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53" style:family="text">
      <style:text-properties style:font-name="Arial" fo:font-size="10pt" fo:letter-spacing="-0.009cm" officeooo:rsid="00231913" style:font-name-asian="Arial" style:font-size-asian="10pt" style:font-name-complex="Arial" style:font-size-complex="10pt"/>
    </style:style>
    <style:style style:name="T54" style:family="text">
      <style:text-properties style:font-name="Arial" fo:font-size="10pt" fo:letter-spacing="0.034cm" fo:font-weight="bold" style:font-size-asian="10pt" style:font-weight-asian="bold" style:font-size-complex="10pt"/>
    </style:style>
    <style:style style:name="T55" style:family="text">
      <style:text-properties style:font-name="Arial" fo:font-size="10pt" fo:letter-spacing="0.019cm" style:font-size-asian="10pt" style:font-size-complex="10pt"/>
    </style:style>
    <style:style style:name="T56" style:family="text">
      <style:text-properties style:font-name="Arial" fo:font-size="10pt" fo:letter-spacing="0.021cm" style:font-size-asian="10pt" style:font-size-complex="10pt"/>
    </style:style>
    <style:style style:name="T57" style:family="text">
      <style:text-properties style:font-name="Arial" fo:font-size="10pt" fo:letter-spacing="0.026cm" style:font-size-asian="10pt" style:font-size-complex="10pt"/>
    </style:style>
    <style:style style:name="T58" style:family="text">
      <style:text-properties style:font-name="Arial" fo:font-size="10pt" fo:letter-spacing="0.028cm" fo:font-weight="bold" style:font-size-asian="10pt" style:font-weight-asian="bold" style:font-size-complex="10pt"/>
    </style:style>
    <style:style style:name="T59" style:family="text">
      <style:text-properties style:font-name="Arial" fo:font-size="10pt" fo:letter-spacing="0.028cm" style:font-size-asian="10pt" style:font-size-complex="10pt"/>
    </style:style>
    <style:style style:name="T60" style:family="text">
      <style:text-properties style:font-name="Arial" fo:font-size="10pt" style:font-size-asian="10pt" style:font-size-complex="10pt"/>
    </style:style>
    <style:style style:name="T61" style:family="text">
      <style:text-properties style:font-name="Arial" fo:font-size="10pt" officeooo:rsid="001a3e16" style:font-size-asian="10pt" style:font-size-complex="10pt"/>
    </style:style>
    <style:style style:name="T62" style:family="text">
      <style:text-properties style:font-name="Arial" fo:font-size="10pt" fo:letter-spacing="0.009cm" style:font-size-asian="10pt" style:font-size-complex="10pt"/>
    </style:style>
    <style:style style:name="T63" style:family="text">
      <style:text-properties style:font-name="Arial" fo:font-size="10pt" fo:letter-spacing="0.039cm" fo:font-weight="bold" style:font-size-asian="10pt" style:font-weight-asian="bold" style:font-size-complex="10pt" style:text-scale="101%"/>
    </style:style>
    <style:style style:name="T64" style:family="text">
      <style:text-properties style:font-name="Arial" fo:font-size="10pt" fo:letter-spacing="0.016cm" style:font-size-asian="10pt" style:font-size-complex="10pt"/>
    </style:style>
    <style:style style:name="T65" style:family="text">
      <style:text-properties style:font-name="Arial" fo:font-size="10pt" style:text-underline-style="solid" style:text-underline-width="auto" style:text-underline-color="#000000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66" style:family="text">
      <style:text-properties style:font-name="Arial" fo:font-size="10pt" fo:letter-spacing="-0.018cm" officeooo:rsid="00231913" style:font-name-asian="Arial" style:font-size-asian="10pt" style:font-name-complex="Arial" style:font-size-complex="10pt"/>
    </style:style>
    <style:style style:name="T67" style:family="text">
      <style:text-properties style:font-name="Arial" fo:font-size="10pt" fo:letter-spacing="0.002cm" officeooo:rsid="00231913" style:font-name-asian="Arial" style:font-size-asian="10pt" style:font-name-complex="Arial" style:font-size-complex="10pt"/>
    </style:style>
    <style:style style:name="T68" style:family="text">
      <style:text-properties style:font-name="Arial" fo:font-size="9.5pt" fo:font-weight="bold" style:font-size-asian="9.5pt" style:font-weight-asian="bold"/>
    </style:style>
    <style:style style:name="T69" style:family="text">
      <style:text-properties style:font-name="Arial" fo:font-size="22pt" fo:letter-spacing="-0.002cm" fo:font-weight="bold" style:font-size-asian="22pt" style:font-weight-asian="bold" style:font-size-complex="22pt"/>
    </style:style>
    <style:style style:name="T70" style:family="text">
      <style:text-properties style:font-name="Arial" fo:font-size="22pt" fo:font-weight="bold" style:font-size-asian="22pt" style:font-weight-asian="bold" style:font-size-complex="22pt"/>
    </style:style>
    <style:style style:name="T71" style:family="text">
      <style:text-properties style:font-name="Arial" fo:font-size="10.5pt" fo:font-weight="bold" officeooo:rsid="0013eae5" style:font-size-asian="10.5pt" style:font-weight-asian="bold" style:font-size-complex="10.5pt"/>
    </style:style>
    <style:style style:name="T72" style:family="text">
      <style:text-properties style:font-name="Arial" fo:font-size="12pt" fo:letter-spacing="0.032cm" fo:font-weight="bold" fo:background-color="#d3d3d3" loext:char-shading-value="0" style:font-name-asian="Arial" style:font-size-asian="12pt" style:font-weight-asian="bold" style:font-name-complex="Arial" style:font-size-complex="10pt" style:text-scale="99%"/>
    </style:style>
    <style:style style:name="T73" style:family="text">
      <style:text-properties style:font-name="Arial" fo:font-size="12pt" fo:letter-spacing="-0.002cm" fo:font-weight="bold" officeooo:rsid="00565e4f" fo:background-color="#d3d3d3" loext:char-shading-value="0" style:font-size-asian="12pt" style:font-weight-asian="bold" style:font-size-complex="10pt"/>
    </style:style>
    <style:style style:name="T74" style:family="text">
      <style:text-properties style:font-name="Arial" fo:font-size="12pt" fo:letter-spacing="-0.002cm" fo:font-weight="bold" officeooo:rsid="00565e4f" fo:background-color="#d3d3d3" loext:char-shading-value="0" style:font-size-asian="12pt" style:font-weight-asian="bold" style:font-size-complex="10pt" style:text-scale="99%"/>
    </style:style>
    <style:style style:name="T75" style:family="text">
      <style:text-properties style:font-name="Arial" fo:font-size="12pt" fo:letter-spacing="-0.002cm" fo:font-weight="bold" officeooo:rsid="0077c403" fo:background-color="#d3d3d3" loext:char-shading-value="0" style:font-size-asian="12pt" style:font-weight-asian="bold" style:font-size-complex="10pt" style:text-scale="99%"/>
    </style:style>
    <style:style style:name="T76" style:family="text">
      <style:text-properties style:font-name="Arial" fo:font-size="12pt" fo:letter-spacing="-0.002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/>
    </style:style>
    <style:style style:name="T77" style:family="text">
      <style:text-properties style:font-name="Arial" fo:font-size="12pt" fo:letter-spacing="-0.002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 style:text-scale="99%"/>
    </style:style>
    <style:style style:name="T78" style:family="text">
      <style:text-properties style:font-name="Arial" fo:font-size="12pt" fo:letter-spacing="-0.002cm" fo:background-color="#d3d3d3" loext:char-shading-value="0" style:font-name-asian="Arial" style:font-size-asian="12pt" style:font-name-complex="Arial" style:font-size-complex="12pt"/>
    </style:style>
    <style:style style:name="T79" style:family="text">
      <style:text-properties style:font-name="Arial" fo:font-size="12pt" fo:background-color="#d3d3d3" loext:char-shading-value="0" style:font-name-asian="Arial" style:font-size-asian="12pt" style:font-name-complex="Arial" style:font-size-complex="12pt"/>
    </style:style>
    <style:style style:name="T80" style:family="text">
      <style:text-properties style:font-name="Arial" fo:font-size="12pt" fo:background-color="#d3d3d3" loext:char-shading-value="0" style:font-name-asian="Arial" style:font-size-asian="12pt" style:font-name-complex="Arial" style:font-size-complex="12pt" style:text-scale="99%"/>
    </style:style>
    <style:style style:name="T81" style:family="text">
      <style:text-properties style:font-name="Arial" fo:font-size="12pt" fo:letter-spacing="-0.007cm" fo:background-color="#d3d3d3" loext:char-shading-value="0" style:font-name-asian="Arial" style:font-size-asian="12pt" style:font-name-complex="Arial" style:font-size-complex="12pt"/>
    </style:style>
    <style:style style:name="T82" style:family="text">
      <style:text-properties style:font-name="Arial" fo:font-size="12pt" fo:letter-spacing="-0.007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/>
    </style:style>
    <style:style style:name="T83" style:family="text">
      <style:text-properties style:font-name="Arial" fo:font-size="12pt" fo:letter-spacing="-0.005cm" fo:background-color="#d3d3d3" loext:char-shading-value="0" style:font-name-asian="Arial" style:font-size-asian="12pt" style:font-name-complex="Arial" style:font-size-complex="12pt"/>
    </style:style>
    <style:style style:name="T84" style:family="text">
      <style:text-properties style:font-name="Arial" fo:font-size="12pt" fo:letter-spacing="-0.004cm" fo:background-color="#d3d3d3" loext:char-shading-value="0" style:font-name-asian="Arial" style:font-size-asian="12pt" style:font-name-complex="Arial" style:font-size-complex="12pt"/>
    </style:style>
    <style:style style:name="T85" style:family="text">
      <style:text-properties style:font-name="Arial" fo:font-size="12pt" fo:letter-spacing="0.012cm" fo:font-weight="bold" officeooo:rsid="00565e4f" fo:background-color="#d3d3d3" loext:char-shading-value="0" style:font-size-asian="12pt" style:font-weight-asian="bold" style:font-size-complex="10pt" style:text-scale="99%"/>
    </style:style>
    <style:style style:name="T86" style:family="text">
      <style:text-properties style:font-name="Arial" fo:font-size="12pt" fo:letter-spacing="-0.035cm" fo:font-weight="bold" officeooo:rsid="00565e4f" fo:background-color="#d3d3d3" loext:char-shading-value="0" style:font-size-asian="12pt" style:font-weight-asian="bold" style:font-size-complex="10pt"/>
    </style:style>
    <style:style style:name="T87" style:family="text">
      <style:text-properties style:font-name="Arial" fo:font-size="12pt" fo:letter-spacing="0.014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 style:text-scale="99%"/>
    </style:style>
    <style:style style:name="T88" style:family="text">
      <style:text-properties style:font-name="Times New Roman" fo:font-size="12pt" fo:letter-spacing="0.021cm" fo:background-color="#d3d3d3" loext:char-shading-value="0" style:font-name-asian="Arial" style:font-size-asian="12pt" style:font-name-complex="Arial" style:font-size-complex="12pt"/>
    </style:style>
    <style:style style:name="T89" style:family="text">
      <style:text-properties style:font-name="Times New Roman" fo:font-size="12pt" fo:background-color="#d3d3d3" loext:char-shading-value="0" style:font-name-asian="Arial" style:font-size-asian="12pt" style:font-name-complex="Arial" style:font-size-complex="12pt"/>
    </style:style>
    <style:style style:name="T90" style:family="text">
      <style:text-properties style:font-name="Times New Roman" fo:font-size="12pt" fo:letter-spacing="-0.002cm" fo:font-weight="bold" officeooo:rsid="00565e4f" fo:background-color="#d3d3d3" loext:char-shading-value="0" style:font-size-asian="12pt" style:font-weight-asian="bold" style:font-size-complex="10pt"/>
    </style:style>
    <style:style style:name="T91" style:family="text">
      <style:text-properties style:font-name="Times New Roman" fo:font-size="12pt" fo:letter-spacing="-0.002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font-size="10pt" officeooo:rsid="00156dd1" style:font-size-asian="10pt" style:font-size-complex="10pt"/>
    </style:style>
    <style:style style:name="T94" style:family="text">
      <style:text-properties fo:font-size="10pt" officeooo:rsid="001859a8" style:font-size-asian="10pt" style:font-size-complex="10pt"/>
    </style:style>
    <style:style style:name="T95" style:family="text">
      <style:text-properties fo:font-size="10pt" fo:letter-spacing="0.012cm" style:font-size-asian="10pt" style:font-size-complex="10pt"/>
    </style:style>
    <style:style style:name="T96" style:family="text">
      <style:text-properties fo:font-size="10pt" fo:letter-spacing="-0.002cm" style:font-size-asian="10pt" style:font-size-complex="10pt"/>
    </style:style>
    <style:style style:name="T97" style:family="text">
      <style:text-properties fo:font-size="10pt" fo:letter-spacing="-0.002cm" officeooo:rsid="00156dd1" style:font-size-asian="10pt" style:font-size-complex="10pt"/>
    </style:style>
    <style:style style:name="T98" style:family="text">
      <style:text-properties fo:font-size="10pt" fo:letter-spacing="-0.002cm" officeooo:rsid="00158521" style:font-size-asian="10pt" style:font-size-complex="10pt"/>
    </style:style>
    <style:style style:name="T99" style:family="text">
      <style:text-properties fo:font-size="10pt" fo:letter-spacing="-0.002cm" officeooo:rsid="001d3151" style:font-size-asian="10pt" style:font-size-complex="10pt"/>
    </style:style>
    <style:style style:name="T100" style:family="text">
      <style:text-properties fo:font-size="10pt" fo:letter-spacing="-0.002cm" officeooo:rsid="001d8d22" style:font-size-asian="10pt" style:font-size-complex="10pt"/>
    </style:style>
    <style:style style:name="T101" style:family="text">
      <style:text-properties fo:font-size="10pt" fo:letter-spacing="-0.002cm" officeooo:rsid="002dd5b4" style:font-size-asian="10pt" style:font-size-complex="10pt"/>
    </style:style>
    <style:style style:name="T102" style:family="text">
      <style:text-properties fo:font-size="10pt" fo:letter-spacing="-0.002cm" officeooo:rsid="004690af" style:font-size-asian="10pt" style:font-size-complex="10pt"/>
    </style:style>
    <style:style style:name="T103" style:family="text">
      <style:text-properties fo:font-size="10pt" fo:letter-spacing="-0.002cm" officeooo:rsid="0048d039" style:font-size-asian="10pt" style:font-size-complex="10pt"/>
    </style:style>
    <style:style style:name="T104" style:family="text">
      <style:text-properties fo:font-size="10pt" fo:letter-spacing="0.016cm" style:font-size-asian="10pt" style:font-size-complex="10pt"/>
    </style:style>
    <style:style style:name="T105" style:family="text">
      <style:text-properties fo:font-size="10pt" fo:letter-spacing="0.018cm" style:font-size-asian="10pt" style:font-size-complex="10pt"/>
    </style:style>
    <style:style style:name="T106" style:family="text">
      <style:text-properties fo:font-size="10pt" fo:letter-spacing="0.011cm" style:font-size-asian="10pt" style:font-size-complex="10pt"/>
    </style:style>
    <style:style style:name="T107" style:family="text">
      <style:text-properties fo:font-size="10pt" fo:letter-spacing="-0.014cm" style:font-size-asian="10pt" style:font-size-complex="10pt"/>
    </style:style>
    <style:style style:name="T108" style:family="text">
      <style:text-properties fo:font-size="10pt" fo:letter-spacing="-0.014cm" officeooo:rsid="001d8d22" style:font-size-asian="10pt" style:font-size-complex="10pt"/>
    </style:style>
    <style:style style:name="T109" style:family="text">
      <style:text-properties fo:font-size="10pt" fo:letter-spacing="-0.012cm" style:font-size-asian="10pt" style:font-size-complex="10pt"/>
    </style:style>
    <style:style style:name="T110" style:family="text">
      <style:text-properties fo:font-size="10pt" fo:letter-spacing="-0.016cm" style:font-size-asian="10pt" style:font-size-complex="10pt"/>
    </style:style>
    <style:style style:name="T111" style:family="text">
      <style:text-properties fo:font-size="10pt" fo:letter-spacing="-0.005cm" style:font-size-asian="10pt" style:font-size-complex="10pt"/>
    </style:style>
    <style:style style:name="T112" style:family="text">
      <style:text-properties officeooo:rsid="001859a8"/>
    </style:style>
    <style:style style:name="T113" style:family="text">
      <style:text-properties fo:font-style="normal" officeooo:rsid="001859a8" style:font-style-asian="normal" style:font-style-complex="normal"/>
    </style:style>
    <style:style style:name="T114" style:family="text">
      <style:text-properties style:font-name="Arial1" fo:font-size="12pt" fo:letter-spacing="-0.002cm" fo:font-weight="bold" fo:background-color="#d3d3d3" loext:char-shading-value="0" style:font-name-asian="Arial" style:font-size-asian="12pt" style:font-weight-asian="bold" style:font-name-complex="Arial" style:font-size-complex="10pt"/>
    </style:style>
    <style:style style:name="T115" style:family="text">
      <style:text-properties style:font-name="Arial1" fo:font-size="12pt" fo:font-weight="bold" fo:background-color="#d3d3d3" loext:char-shading-value="0" style:font-name-asian="Arial" style:font-size-asian="12pt" style:font-weight-asian="bold" style:font-name-complex="Arial" style:font-size-complex="10pt"/>
    </style:style>
    <style:style style:name="T116" style:family="text">
      <style:text-properties style:font-name="Arial1" fo:font-size="12pt" fo:font-weight="bold" fo:background-color="#d3d3d3" loext:char-shading-value="0" style:font-name-asian="Arial" style:font-size-asian="12pt" style:font-weight-asian="bold" style:font-name-complex="Arial" style:font-size-complex="10pt" style:text-scale="99%"/>
    </style:style>
    <style:style style:name="T117" style:family="text">
      <style:text-properties style:font-name="Arial1" fo:font-size="10pt" officeooo:rsid="0052e1d4" style:font-size-asian="10pt" style:font-size-complex="10pt"/>
    </style:style>
    <style:style style:name="T118" style:family="text">
      <style:text-properties style:font-name="Arial1" fo:font-size="10pt" officeooo:rsid="00565e4f" style:font-size-asian="10pt" style:font-size-complex="10pt"/>
    </style:style>
    <style:style style:name="T119" style:family="text">
      <style:text-properties style:font-name="Arial1" fo:font-size="10pt" fo:letter-spacing="-0.002cm" officeooo:rsid="00565e4f" style:font-size-asian="10pt" style:font-size-complex="10pt"/>
    </style:style>
    <style:style style:name="T120" style:family="text">
      <style:text-properties style:font-name="Arial1" fo:font-size="10pt" fo:letter-spacing="-0.002cm" officeooo:rsid="0077c403" style:font-size-asian="10pt" style:font-size-complex="10pt"/>
    </style:style>
    <style:style style:name="T121" style:family="text">
      <style:text-properties style:font-name="Arial1" fo:font-size="10pt" fo:letter-spacing="-0.002cm" officeooo:rsid="0078b1ca" style:font-size-asian="10pt" style:font-size-complex="10pt"/>
    </style:style>
    <style:style style:name="T122" style:family="text">
      <style:text-properties style:font-name="Arial1" fo:font-size="10pt" fo:letter-spacing="-0.002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3" style:family="text">
      <style:text-properties style:font-name="Arial1" fo:font-size="10pt" fo:letter-spacing="-0.002cm" fo:font-weight="normal" officeooo:rsid="0061fc0f" style:font-name-asian="Arial" style:font-size-asian="8.75pt" style:font-weight-asian="normal" style:font-name-complex="Arial" style:font-size-complex="10pt" style:font-weight-complex="normal"/>
    </style:style>
    <style:style style:name="T124" style:family="text">
      <style:text-properties style:font-name="Arial1" fo:font-size="10pt" fo:letter-spacing="-0.011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5" style:family="text">
      <style:text-properties style:font-name="Arial1" fo:font-size="10pt" fo:letter-spacing="-0.012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6" style:family="text">
      <style:text-properties style:font-name="Arial1" fo:font-size="10pt" fo:letter-spacing="-0.009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7" style:family="text">
      <style:text-properties style:font-name="Arial1" fo:font-size="10pt" fo:letter-spacing="-0.007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8" style:family="text">
      <style:text-properties style:font-name="Arial1" fo:font-size="10pt" fo:letter-spacing="-0.004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9" style:family="text">
      <style:text-properties style:font-name="Arial1" fo:font-size="10pt" fo:letter-spacing="0.005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30" style:family="text">
      <style:text-properties style:font-name="Arial1" fo:font-size="10pt" fo:letter-spacing="-0.016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31" style:family="text">
      <style:text-properties style:font-name="Arial1" fo:font-size="11pt" fo:letter-spacing="-0.002cm" fo:font-weight="normal" officeooo:rsid="0061fc0f" style:font-name-asian="Arial" style:font-size-asian="11pt" style:font-weight-asian="normal" style:font-name-complex="Arial" style:font-size-complex="10pt" style:font-weight-complex="normal"/>
    </style:style>
    <style:style style:name="T132" style:family="text">
      <style:text-properties style:text-position="super 58%" style:font-name="Arial" fo:font-size="10pt" fo:letter-spacing="-0.002cm" fo:font-weight="normal" officeooo:rsid="005eb9d1" style:font-name-asian="Arial" style:font-size-asian="10pt" style:font-weight-asian="normal" style:font-name-complex="Ari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1cm" fo:text-indent="-0.635cm" fo:margin-left="0.6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6cm" fo:text-indent="-0.635cm" fo:margin-left="1.2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77cm" fo:text-indent="-0.635cm" fo:margin-left="2.4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12cm" fo:text-indent="-0.635cm" fo:margin-left="3.1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cm" fo:text-indent="-0.635cm" fo:margin-left="2.4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2cm" fo:text-indent="-0.635cm" fo:margin-left="3.1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69">Drupad</text:span></text:span><text:span text:style-name="Absatz-Standardschriftart"><text:span text:style-name="T70"> Joshi <text:s text:c="24"/></text:span></text:span><text:a xlink:type="simple" xlink:href="mailto:drupadjoshi64@gmail.com" text:style-name="Internet_20_link" text:visited-style-name="Visited_20_Internet_20_Link"><text:span text:style-name="Absatz-Standardschriftart"><text:span text:style-name="T71">drupadjoshi64@gmail.com</text:span></text:span></text:a></text:p>
      <text:p text:style-name="P12"><text:span text:style-name="Absatz-Standardschriftart"><text:span text:style-name="T71"><text:s text:c="53"/></text:span></text:span><text:span text:style-name="Absatz-Standardschriftart"><text:span text:style-name="T2"><text:s text:c="61"/></text:span></text:span><text:span text:style-name="Absatz-Standardschriftart"><text:span text:style-name="T71"><text:s/>Mo: +91 8000010507</text:span></text:span></text:p>
      <text:p text:style-name="P12"><text:span text:style-name="Absatz-Standardschriftart"><text:span text:style-name="T71"/></text:span></text:p>
      <text:p text:style-name="P18"><text:span text:style-name="Absatz-Standardschriftart"><text:span text:style-name="T72"><text:s/></text:span></text:span><text:span text:style-name="Absatz-Standardschriftart"><text:span text:style-name="T114">Summary:</text:span></text:span><text:span text:style-name="Absatz-Standardschriftart"><text:span text:style-name="T116"> </text:span></text:span><text:span text:style-name="Absatz-Standardschriftart"><text:span text:style-name="T115"><text:tab/></text:span></text:span></text:p>
      <text:p text:style-name="P6"/>
      <text:list xml:id="list2523251434141389702" text:style-name="L1">
        <text:list-item>
          <text:p text:style-name="P37">A competent post graduate from vector <text:span text:style-name="T112">India</text:span>, <text:span text:style-name="T113">Bangalore</text:span> with more than 2.5 years of experience with convincing expertise on C, Embedded C and Data structures with the cross platform Linux Environment</text:p>
        </text:list-item>
        <text:list-item>
          <text:p text:style-name="P38">Fair Knowledge in operating system concepts </text:p>
        </text:list-item>
        <text:list-item>
          <text:p text:style-name="P39"><text:s/>Strong debugging and problem solving skills in run-time issues</text:p>
        </text:list-item>
        <text:list-item>
          <text:p text:style-name="P40"><text:span text:style-name="T93">Basic knowledge in Python, Shell scripting </text:span><text:span text:style-name="T94">and Makefiles</text:span></text:p>
        </text:list-item>
        <text:list-item>
          <text:p text:style-name="P40"><text:span text:style-name="Absatz-Standardschriftart"><text:span text:style-name="T97">Hands on working experience in Yocto </text:span></text:span><text:span text:style-name="Absatz-Standardschriftart"><text:span text:style-name="T98">and Petalinux build system</text:span></text:span></text:p>
        </text:list-item>
        <text:list-item>
          <text:p text:style-name="P41"><text:span text:style-name="Absatz-Standardschriftart"><text:span text:style-name="T96">Proficient</text:span></text:span><text:span text:style-name="Absatz-Standardschriftart"><text:span text:style-name="T105"> </text:span></text:span><text:span text:style-name="T92">in</text:span><text:span text:style-name="Absatz-Standardschriftart"><text:span text:style-name="T106"> </text:span></text:span><text:span text:style-name="Absatz-Standardschriftart"><text:span text:style-name="T96">using</text:span></text:span><text:span text:style-name="Absatz-Standardschriftart"><text:span text:style-name="T95"> </text:span></text:span><text:span text:style-name="Absatz-Standardschriftart"><text:span text:style-name="T96">development</text:span></text:span><text:span text:style-name="Absatz-Standardschriftart"><text:span text:style-name="T105"> </text:span></text:span><text:span text:style-name="Absatz-Standardschriftart"><text:span text:style-name="T96">tools</text:span></text:span><text:span text:style-name="Absatz-Standardschriftart"><text:span text:style-name="T95"> </text:span></text:span><text:span text:style-name="Absatz-Standardschriftart"><text:span text:style-name="T96">like</text:span></text:span><text:span text:style-name="Absatz-Standardschriftart"><text:span text:style-name="T95"> </text:span></text:span><text:span text:style-name="Absatz-Standardschriftart"><text:span text:style-name="T96">Github</text:span></text:span><text:span text:style-name="T92"> <text:s/></text:span><text:span text:style-name="Absatz-Standardschriftart"><text:span text:style-name="T96">and</text:span></text:span><text:span text:style-name="Absatz-Standardschriftart"><text:span text:style-name="T104"> </text:span></text:span><text:span text:style-name="Absatz-Standardschriftart"><text:span text:style-name="T96">Jira</text:span></text:span></text:p>
        </text:list-item>
      </text:list>
      <text:p text:style-name="P19"><text:span text:style-name="Absatz-Standardschriftart"><text:span text:style-name="T1"/></text:span></text:p>
      <text:p text:style-name="P19"><text:span text:style-name="Absatz-Standardschriftart"><text:span text:style-name="T1"/></text:span></text:p>
      <text:h text:style-name="P51" text:outline-level="1"><text:span text:style-name="Absatz-Standardschriftart"><text:span text:style-name="T80"><text:s/></text:span></text:span><text:span text:style-name="Absatz-Standardschriftart"><text:span text:style-name="T88"><text:s/></text:span></text:span><text:span text:style-name="Absatz-Standardschriftart"><text:span text:style-name="T79">Work</text:span></text:span><text:span text:style-name="Absatz-Standardschriftart"><text:span text:style-name="T81"> </text:span></text:span><text:span text:style-name="Absatz-Standardschriftart"><text:span text:style-name="T78">Experience</text:span></text:span><text:span text:style-name="Absatz-Standardschriftart"><text:span text:style-name="T81"> </text:span></text:span><text:span text:style-name="Absatz-Standardschriftart"><text:span text:style-name="T78">(2.5+</text:span></text:span><text:span text:style-name="Absatz-Standardschriftart"><text:span text:style-name="T83"> </text:span></text:span><text:span text:style-name="Absatz-Standardschriftart"><text:span text:style-name="T84">years)</text:span></text:span><text:span text:style-name="Absatz-Standardschriftart"><text:span text:style-name="T80"> </text:span></text:span><text:span text:style-name="Absatz-Standardschriftart"><text:span text:style-name="T89"><text:tab/></text:span></text:span></text:h>
      <text:h text:style-name="P51" text:outline-level="1"><text:span text:style-name="Absatz-Standardschriftart"><text:span text:style-name="T89"/></text:span></text:h>
      <text:h text:style-name="P51" text:outline-level="1"><text:span text:style-name="Absatz-Standardschriftart"><text:span text:style-name="T5"/></text:span></text:h>
      <text:p text:style-name="P20"><text:span text:style-name="Absatz-Standardschriftart"><text:span text:style-name="T3">Softnautics </text:span></text:span><text:span text:style-name="Absatz-Standardschriftart"><text:span text:style-name="T44">| Designation: </text:span></text:span><text:span text:style-name="Absatz-Standardschriftart"><text:span text:style-name="T3">Associate Software Engineer <text:s text:c="20"/></text:span></text:span><text:span text:style-name="Absatz-Standardschriftart"><text:span text:style-name="T44">[ </text:span></text:span><text:span text:style-name="Absatz-Standardschriftart"><text:span text:style-name="T45">2017 March - 2019 April </text:span></text:span><text:span text:style-name="Absatz-Standardschriftart"><text:span text:style-name="T7">]</text:span></text:span></text:p>
      <text:p text:style-name="P20"><text:span text:style-name="Absatz-Standardschriftart"><text:span text:style-name="T7"/></text:span></text:p>
      <text:p text:style-name="P20"><text:span text:style-name="Absatz-Standardschriftart"><text:span text:style-name="T38"/></text:span></text:p>
      <text:p text:style-name="P20"><text:span text:style-name="Absatz-Standardschriftart"><text:span text:style-name="T38">1)</text:span></text:span><text:span text:style-name="Absatz-Standardschriftart"><text:span text:style-name="T39"> <text:s/></text:span></text:span><text:span text:style-name="Absatz-Standardschriftart"><text:span text:style-name="T38">Project: </text:span></text:span><text:span text:style-name="Absatz-Standardschriftart"><text:span text:style-name="T30">Xilinx VCU</text:span></text:span><text:span text:style-name="Absatz-Standardschriftart"><text:span text:style-name="T33">( Video Codec unit )</text:span></text:span></text:p>
      <text:p text:style-name="P20"><text:span text:style-name="Absatz-Standardschriftart"><text:span text:style-name="T33"/></text:span></text:p>
      <text:p text:style-name="P20"><text:span text:style-name="Absatz-Standardschriftart"><text:span text:style-name="T28"/></text:span></text:p>
      <text:p text:style-name="P17"><text:span text:style-name="Absatz-Standardschriftart"><text:span text:style-name="T38"><text:s text:c="3"/></text:span></text:span><text:span text:style-name="Absatz-Standardschriftart"><text:span text:style-name="T27">Description:</text:span></text:span></text:p>
      <text:p text:style-name="P20"><text:span text:style-name="Absatz-Standardschriftart"><text:span text:style-name="T27"/></text:span></text:p>
      <text:list xml:id="list4604170391806256795" text:style-name="L2">
        <text:list-item>
          <text:p text:style-name="P31"><text:span text:style-name="Absatz-Standardschriftart"><text:span text:style-name="T30">Xilinx</text:span></text:span><text:span text:style-name="Absatz-Standardschriftart"><text:span text:style-name="T46"> </text:span></text:span><text:span text:style-name="Absatz-Standardschriftart"><text:span text:style-name="T30">Inc.is</text:span></text:span><text:span text:style-name="Absatz-Standardschriftart"><text:span text:style-name="T47"> </text:span></text:span><text:span text:style-name="Absatz-Standardschriftart"><text:span text:style-name="T30">an</text:span></text:span><text:span text:style-name="Absatz-Standardschriftart"><text:span text:style-name="T49"> </text:span></text:span><text:span text:style-name="Absatz-Standardschriftart"><text:span text:style-name="T30">American</text:span></text:span><text:span text:style-name="Absatz-Standardschriftart"><text:span text:style-name="T46"> </text:span></text:span><text:span text:style-name="Absatz-Standardschriftart"><text:span text:style-name="T30">technology</text:span></text:span><text:span text:style-name="Absatz-Standardschriftart"><text:span text:style-name="T50"> </text:span></text:span><text:span text:style-name="Absatz-Standardschriftart"><text:span text:style-name="T30">company,</text:span></text:span><text:span text:style-name="Absatz-Standardschriftart"><text:span text:style-name="T47"> </text:span></text:span><text:span text:style-name="Absatz-Standardschriftart"><text:span text:style-name="T30">primarily</text:span></text:span><text:span text:style-name="Absatz-Standardschriftart"><text:span text:style-name="T51"> </text:span></text:span><text:span text:style-name="Absatz-Standardschriftart"><text:span text:style-name="T30">a</text:span></text:span><text:span text:style-name="Absatz-Standardschriftart"><text:span text:style-name="T49"> </text:span></text:span><text:span text:style-name="Absatz-Standardschriftart"><text:span text:style-name="T30">supplier</text:span></text:span><text:span text:style-name="Absatz-Standardschriftart"><text:span text:style-name="T52"> </text:span></text:span><text:span text:style-name="Absatz-Standardschriftart"><text:span text:style-name="T30">of</text:span></text:span><text:span text:style-name="Absatz-Standardschriftart"><text:span text:style-name="T52"> </text:span></text:span><text:span text:style-name="Absatz-Standardschriftart"><text:span text:style-name="T30">programmable</text:span></text:span><text:span text:style-name="Absatz-Standardschriftart"><text:span text:style-name="T47"> </text:span></text:span><text:span text:style-name="Absatz-Standardschriftart"><text:span text:style-name="T30">logic</text:span></text:span><text:span text:style-name="Absatz-Standardschriftart"><text:span text:style-name="T49"> </text:span></text:span><text:span text:style-name="Absatz-Standardschriftart"><text:span text:style-name="T30">devices</text:span></text:span></text:p>
        </text:list-item>
        <text:list-item>
          <text:p text:style-name="P32"><text:span text:style-name="Absatz-Standardschriftart"><text:span text:style-name="T31">Th</text:span></text:span><text:span text:style-name="Absatz-Standardschriftart"><text:span text:style-name="T32">is</text:span></text:span><text:span text:style-name="Absatz-Standardschriftart"><text:span text:style-name="T31"> Project </text:span></text:span><text:span text:style-name="Absatz-Standardschriftart"><text:span text:style-name="T32">aims</text:span></text:span><text:span text:style-name="Absatz-Standardschriftart"><text:span text:style-name="T31"> to integrate Display ports, Video codec, GPU drivers for Zcu106 Xilinx release board </text:span></text:span><text:span text:style-name="Absatz-Standardschriftart"><text:span text:style-name="T32">which includes features </text:span></text:span><text:span text:style-name="Absatz-Standardschriftart"><text:span text:style-name="T31">enhancement, </text:span></text:span><text:span text:style-name="Absatz-Standardschriftart"><text:span text:style-name="T32">Bug fixing, and functional testing</text:span></text:span></text:p>
          <text:p text:style-name="P32"><text:span text:style-name="Absatz-Standardschriftart"><text:span text:style-name="T32"/>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Absatz-Standardschriftart"><text:span text:style-name="T4">Hardware</text:span></text:span><text:span text:style-name="Absatz-Standardschriftart"><text:span text:style-name="T54"> </text:span></text:span><text:span text:style-name="Absatz-Standardschriftart"><text:span text:style-name="T4">Platforms</text:span></text:span></text:p>
          </table:table-cell>
          <table:table-cell table:style-name="Table1.A1" office:value-type="string">
            <text:p text:style-name="P8"><text:span text:style-name="Absatz-Standardschriftart"><text:span text:style-name="T40">Xilinx</text:span></text:span><text:span text:style-name="Absatz-Standardschriftart"><text:span text:style-name="T55"> </text:span></text:span><text:span text:style-name="Absatz-Standardschriftart"><text:span text:style-name="T40">MPSoC:</text:span></text:span><text:span text:style-name="Absatz-Standardschriftart"><text:span text:style-name="T56"> </text:span></text:span><text:span text:style-name="Absatz-Standardschriftart"><text:span text:style-name="T40">ZCU102,</text:span></text:span><text:span text:style-name="Absatz-Standardschriftart"><text:span text:style-name="T57"> </text:span></text:span><text:span text:style-name="Absatz-Standardschriftart"><text:span text:style-name="T40">ZCU106, </text:span></text:span><text:span text:style-name="Absatz-Standardschriftart"><text:span text:style-name="T41">ZCU104, ZCU102</text:span>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Absatz-Standardschriftart"><text:span text:style-name="T4">Operating</text:span></text:span><text:span text:style-name="Absatz-Standardschriftart"><text:span text:style-name="T58"> </text:span></text:span><text:span text:style-name="Absatz-Standardschriftart"><text:span text:style-name="T26">System</text:span></text:span></text:p>
          </table:table-cell>
          <table:table-cell table:style-name="Table1.A1" office:value-type="string">
            <text:p text:style-name="P10"><text:span text:style-name="Absatz-Standardschriftart"><text:span text:style-name="T61">Embedded </text:span></text:span><text:span text:style-name="Absatz-Standardschriftart"><text:span text:style-name="T60">Linux,</text:span></text:span><text:span text:style-name="Absatz-Standardschriftart"><text:span text:style-name="T59"> </text:span></text:span><text:span text:style-name="Absatz-Standardschriftart"><text:span text:style-name="T40">Ubuntu,</text:span></text:span><text:span text:style-name="Absatz-Standardschriftart"><text:span text:style-name="T62"> </text:span></text:span><text:span text:style-name="Absatz-Standardschriftart"><text:span text:style-name="T60">Windows</text:span></text:span></text:p>
          </table:table-cell>
        </table:table-row>
        <table:table-row table:style-name="Table1.3">
          <table:table-cell table:style-name="Table1.A1" office:value-type="string">
            <text:p text:style-name="P11"><text:span text:style-name="Absatz-Standardschriftart"><text:span text:style-name="T4">Programming</text:span></text:span><text:span text:style-name="Absatz-Standardschriftart"><text:span text:style-name="T63"> </text:span></text:span><text:span text:style-name="Absatz-Standardschriftart"><text:span text:style-name="T26">Languages</text:span></text:span></text:p>
          </table:table-cell>
          <table:table-cell table:style-name="Table1.A1" office:value-type="string">
            <text:p text:style-name="P8"><text:span text:style-name="Absatz-Standardschriftart"><text:span text:style-name="T60">C,</text:span></text:span><text:span text:style-name="Absatz-Standardschriftart"><text:span text:style-name="T64"> </text:span></text:span><text:span text:style-name="Absatz-Standardschriftart"><text:span text:style-name="T40">C++(basic),</text:span></text:span><text:span text:style-name="Absatz-Standardschriftart"><text:span text:style-name="T64"> </text:span></text:span><text:span text:style-name="Absatz-Standardschriftart"><text:span text:style-name="T40">Shell</text:span></text:span><text:span text:style-name="Absatz-Standardschriftart"><text:span text:style-name="T55"> </text:span></text:span><text:span text:style-name="Absatz-Standardschriftart"><text:span text:style-name="T60">Scripts,</text:span></text:span><text:span text:style-name="Absatz-Standardschriftart"><text:span text:style-name="T55"> </text:span></text:span><text:span text:style-name="Absatz-Standardschriftart"><text:span text:style-name="T40">python(basic)</text:span></text:span></text:p>
          </table:table-cell>
        </table:table-row>
      </table:table>
      <text:p text:style-name="P1"/>
      <text:p text:style-name="P21"><text:span text:style-name="Absatz-Standardschriftart"><text:span text:style-name="T1"/></text:span></text:p>
      <text:p text:style-name="P3"><text:span text:style-name="Absatz-Standardschriftart"><text:span text:style-name="T42">Roles and</text:span></text:span><text:span text:style-name="Absatz-Standardschriftart"><text:span text:style-name="T65"> </text:span></text:span><text:span text:style-name="Absatz-Standardschriftart"><text:span text:style-name="T42">Responsibilities:</text:span></text:span></text:p>
      <text:p text:style-name="P3"><text:span text:style-name="Absatz-Standardschriftart"><text:span text:style-name="T42"/></text:span></text:p>
      <text:list xml:id="list5723146561779217661" text:style-name="L3">
        <text:list-item>
          <text:p text:style-name="P33"><text:span text:style-name="Absatz-Standardschriftart"><text:span text:style-name="T99">Bug fixing in C in their existing code </text:span></text:span><text:span text:style-name="Absatz-Standardschriftart"><text:span text:style-name="T101">and file the Jira ticket</text:span></text:span></text:p>
        </text:list-item>
        <text:list-item>
          <text:p text:style-name="P33"><text:span text:style-name="Absatz-Standardschriftart"><text:span text:style-name="T99">Integrate a build in Petalinux or Yocto on daily basis and </text:span></text:span><text:span text:style-name="Absatz-Standardschriftart"><text:span text:style-name="T100">boot with Jtag and SD card</text:span></text:span></text:p>
        </text:list-item>
        <text:list-item>
          <text:p text:style-name="P34"><text:span text:style-name="Absatz-Standardschriftart"><text:span text:style-name="T102">Modification in petalinux build packages like adding QT application support <text:s/>and compile it for target board</text:span></text:span></text:p>
        </text:list-item>
        <text:list-item>
          <text:p text:style-name="P35"><text:span text:style-name="Absatz-Standardschriftart"><text:span text:style-name="T96">Function</text:span></text:span><text:span text:style-name="Absatz-Standardschriftart"><text:span text:style-name="T103">al</text:span></text:span><text:span text:style-name="Absatz-Standardschriftart"><text:span text:style-name="T107"> </text:span></text:span><text:span text:style-name="Absatz-Standardschriftart"><text:span text:style-name="T96">level</text:span></text:span><text:span text:style-name="Absatz-Standardschriftart"><text:span text:style-name="T109"> </text:span></text:span><text:span text:style-name="Absatz-Standardschriftart"><text:span text:style-name="T96">testing</text:span></text:span><text:span text:style-name="Absatz-Standardschriftart"><text:span text:style-name="T107"> </text:span></text:span><text:span text:style-name="Absatz-Standardschriftart"><text:span text:style-name="T108">in RDI </text:span></text:span><text:span text:style-name="Absatz-Standardschriftart"><text:span text:style-name="T100">framework before</text:span></text:span><text:span text:style-name="Absatz-Standardschriftart"><text:span text:style-name="T109"> </text:span></text:span><text:span text:style-name="Absatz-Standardschriftart"><text:span text:style-name="T96">delivering</text:span></text:span><text:span text:style-name="Absatz-Standardschriftart"><text:span text:style-name="T109"> </text:span></text:span><text:span text:style-name="T92">the</text:span><text:span text:style-name="Absatz-Standardschriftart"><text:span text:style-name="T107"> </text:span></text:span><text:span text:style-name="Absatz-Standardschriftart"><text:span text:style-name="T96">code</text:span></text:span></text:p>
        </text:list-item>
        <text:list-item>
          <text:p text:style-name="P36"><text:span text:style-name="Absatz-Standardschriftart"><text:span text:style-name="T103">Part of CI team for adding new patches in master branch</text:span></text:span></text:p>
        </text:list-item>
        <text:list-item>
          <text:p text:style-name="P35"><text:span text:style-name="Absatz-Standardschriftart"><text:span text:style-name="T96">Debugging</text:span></text:span><text:span text:style-name="Absatz-Standardschriftart"><text:span text:style-name="T110"> </text:span></text:span><text:span text:style-name="Absatz-Standardschriftart"><text:span text:style-name="T96">crash</text:span></text:span><text:span text:style-name="Absatz-Standardschriftart"><text:span text:style-name="T109"> </text:span></text:span><text:span text:style-name="Absatz-Standardschriftart"><text:span text:style-name="T96">and</text:span></text:span><text:span text:style-name="Absatz-Standardschriftart"><text:span text:style-name="T109"> </text:span></text:span><text:span text:style-name="T92">major</text:span><text:span text:style-name="Absatz-Standardschriftart"><text:span text:style-name="T107"> </text:span></text:span><text:span text:style-name="Absatz-Standardschriftart"><text:span text:style-name="T96">issues</text:span></text:span><text:span text:style-name="Absatz-Standardschriftart"><text:span text:style-name="T109"> </text:span></text:span><text:span text:style-name="Absatz-Standardschriftart"><text:span text:style-name="T96">introduced</text:span></text:span><text:span text:style-name="Absatz-Standardschriftart"><text:span text:style-name="T111"> </text:span></text:span><text:span text:style-name="Absatz-Standardschriftart"><text:span text:style-name="T96">during</text:span></text:span><text:span text:style-name="Absatz-Standardschriftart"><text:span text:style-name="T109"> </text:span></text:span><text:span text:style-name="T92">testing</text:span></text:p>
        </text:list-item>
        <text:list-item>
          <text:p text:style-name="P42"><text:span text:style-name="Absatz-Standardschriftart"><text:span text:style-name="T24">Automated the test cases of DP, GPU, VCU in shell scrpting</text:span></text:span></text:p>
        </text:list-item>
        <text:list-item>
          <text:p text:style-name="P43"><text:span text:style-name="Absatz-Standardschriftart"><text:span text:style-name="T23">Conduct</text:span></text:span><text:span text:style-name="Absatz-Standardschriftart"><text:span text:style-name="T6"> </text:span></text:span><text:span text:style-name="Absatz-Standardschriftart"><text:span text:style-name="T23">weekly</text:span></text:span><text:span text:style-name="Absatz-Standardschriftart"><text:span text:style-name="T66"> </text:span></text:span><text:span text:style-name="Absatz-Standardschriftart"><text:span text:style-name="T23">meeting</text:span></text:span><text:span text:style-name="Absatz-Standardschriftart"><text:span text:style-name="T53"> </text:span></text:span><text:span text:style-name="Absatz-Standardschriftart"><text:span text:style-name="T67">to</text:span></text:span><text:span text:style-name="Absatz-Standardschriftart"><text:span text:style-name="T6"> </text:span></text:span><text:span text:style-name="Absatz-Standardschriftart"><text:span text:style-name="T23">report</text:span></text:span><text:span text:style-name="Absatz-Standardschriftart"><text:span text:style-name="T6"> </text:span></text:span><text:span text:style-name="Absatz-Standardschriftart"><text:span text:style-name="T23">status</text:span></text:span><text:span text:style-name="Absatz-Standardschriftart"><text:span text:style-name="T48"> </text:span></text:span><text:span text:style-name="Absatz-Standardschriftart"><text:span text:style-name="T23">of</text:span></text:span><text:span text:style-name="Absatz-Standardschriftart"><text:span text:style-name="T53"> </text:span></text:span><text:span text:style-name="Absatz-Standardschriftart"><text:span text:style-name="T23">work</text:span></text:span><text:span text:style-name="Absatz-Standardschriftart"><text:span text:style-name="T43"> </text:span></text:span><text:span text:style-name="Absatz-Standardschriftart"><text:span text:style-name="T23">on</text:span></text:span><text:span text:style-name="Absatz-Standardschriftart"><text:span text:style-name="T48"> </text:span></text:span><text:span text:style-name="Absatz-Standardschriftart"><text:span text:style-name="T23">Skype</text:span></text:span></text:p>
        </text:list-item>
      </text:list>
      <text:p text:style-name="P22"><text:span text:style-name="Absatz-Standardschriftart"><text:span text:style-name="T23"/></text:span></text:p>
      <text:p text:style-name="P13"><text:span text:style-name="Absatz-Standardschriftart"><text:span text:style-name="T39"/></text:span></text:p>
      <text:p text:style-name="P13"><text:span text:style-name="Absatz-Standardschriftart"><text:span text:style-name="T39"/></text:span></text:p>
      <text:p text:style-name="P13"><text:span text:style-name="Absatz-Standardschriftart"><text:span text:style-name="T39"/></text:span></text:p>
      <text:p text:style-name="P13"><text:span text:style-name="Absatz-Standardschriftart"><text:span text:style-name="T39"/></text:span></text:p>
      <text:p text:style-name="P13"><text:span text:style-name="Absatz-Standardschriftart"><text:span text:style-name="T39"/></text:span></text:p>
      <text:p text:style-name="P15"><text:soft-page-break/><text:span text:style-name="Absatz-Standardschriftart"><text:span text:style-name="T39"/></text:span></text:p>
      <text:p text:style-name="P15"><text:span text:style-name="Absatz-Standardschriftart"><text:span text:style-name="T39">2) <text:s/>Project: </text:span></text:span><text:span text:style-name="Absatz-Standardschriftart"><text:span text:style-name="T34">Xilinx Memory Leak Detection A</text:span></text:span><text:span text:style-name="Absatz-Standardschriftart"><text:span text:style-name="T35">lgorithm <text:s text:c="34"/></text:span></text:span><text:span text:style-name="Absatz-Standardschriftart"><text:span text:style-name="T30">[ </text:span></text:span><text:span text:style-name="Absatz-Standardschriftart"><text:span text:style-name="T36">201</text:span></text:span><text:span text:style-name="Absatz-Standardschriftart"><text:span text:style-name="T37">9</text:span></text:span><text:span text:style-name="Absatz-Standardschriftart"><text:span text:style-name="T36"> </text:span></text:span><text:span text:style-name="Absatz-Standardschriftart"><text:span text:style-name="T37">April</text:span></text:span><text:span text:style-name="Absatz-Standardschriftart"><text:span text:style-name="T36"> - 2019 </text:span></text:span><text:span text:style-name="Absatz-Standardschriftart"><text:span text:style-name="T37">June</text:span></text:span><text:span text:style-name="Absatz-Standardschriftart"><text:span text:style-name="T36"> </text:span></text:span><text:span text:style-name="Absatz-Standardschriftart"><text:span text:style-name="T30">]</text:span></text:span></text:p>
      <text:p text:style-name="P13"><text:span text:style-name="Absatz-Standardschriftart"><text:span text:style-name="T29"/></text:span></text:p>
      <text:p text:style-name="P16">Description:</text:p>
      <text:p text:style-name="P2"><text:span text:style-name="Absatz-Standardschriftart"><text:span text:style-name="T68"/></text:span></text:p>
      <text:list xml:id="list2590847340204265925" text:style-name="L4">
        <text:list-item>
          <text:p text:style-name="P44"><text:span text:style-name="Absatz-Standardschriftart"><text:span text:style-name="T8">VCU ( Video codec unit ) is a module, should be there in </text:span></text:span><text:span text:style-name="Absatz-Standardschriftart"><text:span text:style-name="T11">all </text:span></text:span><text:span text:style-name="Absatz-Standardschriftart"><text:span text:style-name="T10">production </text:span></text:span><text:span text:style-name="Absatz-Standardschriftart"><text:span text:style-name="T8">board of Xilinx</text:span></text:span></text:p>
        </text:list-item>
        <text:list-item>
          <text:p text:style-name="P44"><text:span text:style-name="Absatz-Standardschriftart"><text:span text:style-name="T8">Frequently hang issues found <text:s/>while Encoding and Decoding the </text:span></text:span><text:span text:style-name="Absatz-Standardschriftart"><text:span text:style-name="T12">raw </text:span></text:span><text:span text:style-name="Absatz-Standardschriftart"><text:span text:style-name="T8">video </text:span></text:span><text:span text:style-name="Absatz-Standardschriftart"><text:span text:style-name="T12">on board</text:span></text:span><text:span text:style-name="Absatz-Standardschriftart"><text:span text:style-name="T8"> in </text:span></text:span><text:span text:style-name="Absatz-Standardschriftart"><text:span text:style-name="T13">a </text:span></text:span><text:span text:style-name="Absatz-Standardschriftart"><text:span text:style-name="T8">long run </text:span></text:span><text:span text:style-name="Absatz-Standardschriftart"><text:span text:style-name="T13">and </text:span></text:span><text:span text:style-name="Absatz-Standardschriftart"><text:span text:style-name="T8">over-night run</text:span></text:span></text:p>
        </text:list-item>
        <text:list-item>
          <text:p text:style-name="P44"><text:span text:style-name="Absatz-Standardschriftart"><text:span text:style-name="T9">Observing a huge memory leak with every new </text:span></text:span><text:span text:style-name="Absatz-Standardschriftart"><text:span text:style-name="T14">add on</text:span></text:span><text:span text:style-name="Absatz-Standardschriftart"><text:span text:style-name="T9"> feature </text:span></text:span><text:span text:style-name="Absatz-Standardschriftart"><text:span text:style-name="T8">is a serious issue </text:span></text:span><text:span text:style-name="Absatz-Standardschriftart"><text:span text:style-name="T15">for customers</text:span></text:span><text:span text:style-name="Absatz-Standardschriftart"><text:span text:style-name="T8">. </text:span></text:span><text:span text:style-name="Absatz-Standardschriftart"><text:span text:style-name="T10">Every time to debug the whole </text:span></text:span><text:span text:style-name="Absatz-Standardschriftart"><text:span text:style-name="T14">code </text:span></text:span><text:span text:style-name="Absatz-Standardschriftart"><text:span text:style-name="T10"><text:s/></text:span></text:span><text:span text:style-name="Absatz-Standardschriftart"><text:span text:style-name="T15">with Valgrind and Gdb tools is a time consuming process</text:span></text:span></text:p>
        </text:list-item>
        <text:list-item>
          <text:p text:style-name="P45"><text:span text:style-name="Absatz-Standardschriftart"><text:span text:style-name="T16">The idea is to develop a memory leak detector or a garbage detector at first stage of the project which tracks the memory allocated by malloc at run-time</text:span></text:span></text:p>
        </text:list-item>
        <text:list-item>
          <text:p text:style-name="P46"><text:span text:style-name="Absatz-Standardschriftart"><text:span text:style-name="T17">The future goal is to free the allocated memory automatically after work gets finished</text:span></text:span></text:p>
        </text:list-item>
      </text:list>
      <text:p text:style-name="P2"><text:span text:style-name="Absatz-Standardschriftart"><text:span text:style-name="T68"/></text:span></text:p>
      <text:p text:style-name="P4"><text:span text:style-name="Absatz-Standardschriftart"><text:span text:style-name="T42">Roles and</text:span></text:span><text:span text:style-name="Absatz-Standardschriftart"><text:span text:style-name="T65"> </text:span></text:span><text:span text:style-name="Absatz-Standardschriftart"><text:span text:style-name="T42">Responsibilities:</text:span></text:span></text:p>
      <text:p text:style-name="P4"><text:span text:style-name="Absatz-Standardschriftart"><text:span text:style-name="T42"/></text:span></text:p>
      <text:list xml:id="list6739231501058982339" text:style-name="L5">
        <text:list-item>
          <text:p text:style-name="P27">Understand the Code for future enhancements</text:p>
        </text:list-item>
        <text:list-item>
          <text:p text:style-name="P28"><text:span text:style-name="T117">Integrating a library with Application </text:span><text:span text:style-name="T118">which catches the memory leaks</text:span></text:p>
        </text:list-item>
      </text:list>
      <text:p text:style-name="P5"/>
      <text:p text:style-name="P4"><text:span text:style-name="Absatz-Standardschriftart"><text:span text:style-name="T119"/></text:span></text:p>
      <text:p text:style-name="P25"><text:span text:style-name="Absatz-Standardschriftart"><text:span text:style-name="T75">Academics</text:span></text:span><text:span text:style-name="Absatz-Standardschriftart"><text:span text:style-name="T74"> </text:span></text:span><text:span text:style-name="Absatz-Standardschriftart"><text:span text:style-name="T90"><text:tab/></text:span></text:span></text:p>
      <text:p text:style-name="P4"><text:span text:style-name="Absatz-Standardschriftart"><text:span text:style-name="T119"/></text:span></text:p>
      <text:list xml:id="list6065912201537803326" text:style-name="L6">
        <text:list-item>
          <text:p text:style-name="P29"><text:span text:style-name="Absatz-Standardschriftart"><text:span text:style-name="T121">Diploma in Electronics and communication <text:s/></text:span></text:span><text:span text:style-name="Absatz-Standardschriftart"><text:span text:style-name="T120">from Gujarat Technological university in the year of 201</text:span></text:span><text:span text:style-name="Absatz-Standardschriftart"><text:span text:style-name="T121">3 with overall 6.3 CGPA</text:span></text:span></text:p>
        </text:list-item>
      </text:list>
      <text:list xml:id="list643998792813642733" text:style-name="L7">
        <text:list-item>
          <text:p text:style-name="P30"><text:span text:style-name="Absatz-Standardschriftart"><text:span text:style-name="T120">B.tech in Electronics and communications from Gujarat Technological university in the year of 2016 with overall 6.7 CGPA</text:span></text:span></text:p>
        </text:list-item>
        <text:list-item>
          <text:p text:style-name="P30"><text:span text:style-name="Absatz-Standardschriftart"><text:span text:style-name="T120">6 months Post-graduation </text:span></text:span><text:span text:style-name="Absatz-Standardschriftart"><text:span text:style-name="T121">course </text:span></text:span><text:span text:style-name="Absatz-Standardschriftart"><text:span text:style-name="T120">from Vector india Bangalore in the year of 2017</text:span></text:span></text:p>
        </text:list-item>
      </text:list>
      <text:p text:style-name="P4"><text:span text:style-name="Absatz-Standardschriftart"><text:span text:style-name="T119"/></text:span></text:p>
      <text:p text:style-name="P24"><text:span text:style-name="Absatz-Standardschriftart"><text:span text:style-name="T85"><text:s/></text:span></text:span><text:span text:style-name="Absatz-Standardschriftart"><text:span text:style-name="T73">Personal</text:span></text:span><text:span text:style-name="Absatz-Standardschriftart"><text:span text:style-name="T86"> </text:span></text:span><text:span text:style-name="Absatz-Standardschriftart"><text:span text:style-name="T73">Information:</text:span></text:span><text:span text:style-name="Absatz-Standardschriftart"><text:span text:style-name="T74"> </text:span></text:span><text:span text:style-name="Absatz-Standardschriftart"><text:span text:style-name="T90"><text:tab/></text:span></text:span></text:p>
      <text:p text:style-name="P24"><text:span text:style-name="Absatz-Standardschriftart"><text:span text:style-name="T90"/></text:span></text:p>
      <text:list xml:id="list8792062047599930152" text:style-name="L8">
        <text:list-item>
          <text:p text:style-name="P47"><text:span text:style-name="Absatz-Standardschriftart"><text:span text:style-name="T25">Name: </text:span></text:span><text:span text:style-name="Absatz-Standardschriftart"><text:span text:style-name="T18">Drupad Joshi</text:span></text:span></text:p>
        </text:list-item>
        <text:list-item>
          <text:p text:style-name="P47"><text:span text:style-name="Absatz-Standardschriftart"><text:span text:style-name="T25">DOB: </text:span></text:span><text:span text:style-name="Absatz-Standardschriftart"><text:span text:style-name="T18">23</text:span></text:span><text:span text:style-name="Absatz-Standardschriftart"><text:span text:style-name="T132">rd</text:span></text:span><text:span text:style-name="Absatz-Standardschriftart"><text:span text:style-name="T18"> March, 1994</text:span></text:span></text:p>
        </text:list-item>
        <text:list-item>
          <text:p text:style-name="P47"><text:span text:style-name="Absatz-Standardschriftart"><text:span text:style-name="T25">Languages: </text:span></text:span><text:span text:style-name="Absatz-Standardschriftart"><text:span text:style-name="T18">English, Hindi, Gujarati</text:span></text:span></text:p>
        </text:list-item>
        <text:list-item>
          <text:p text:style-name="P47"><text:span text:style-name="Absatz-Standardschriftart"><text:span text:style-name="T25">Address: </text:span></text:span><text:span text:style-name="Absatz-Standardschriftart"><text:span text:style-name="T18">90, Sharad nagar society, near Geb, Tarsali, Vadodara – 390009. Gujarat</text:span></text:span></text:p>
        </text:list-item>
        <text:list-item>
          <text:p text:style-name="P47"><text:span text:style-name="Absatz-Standardschriftart"><text:span text:style-name="T25">Current Employer: </text:span></text:span><text:span text:style-name="Absatz-Standardschriftart"><text:span text:style-name="T18">Softnautics LLP</text:span></text:span></text:p>
          <text:p text:style-name="P47"><text:span text:style-name="Absatz-Standardschriftart"><text:span text:style-name="T18"/></text:span></text:p>
        </text:list-item>
      </text:list>
      <text:p text:style-name="P23"><text:span text:style-name="Absatz-Standardschriftart"><text:span text:style-name="T18"/></text:span></text:p>
      <text:h text:style-name="P52" text:outline-level="1"><text:span text:style-name="Absatz-Standardschriftart"><text:span text:style-name="T87"><text:s/></text:span></text:span><text:span text:style-name="Absatz-Standardschriftart"><text:span text:style-name="T76">Character</text:span></text:span><text:span text:style-name="Absatz-Standardschriftart"><text:span text:style-name="T82"> </text:span></text:span><text:span text:style-name="Absatz-Standardschriftart"><text:span text:style-name="T76">Reference:</text:span></text:span><text:span text:style-name="Absatz-Standardschriftart"><text:span text:style-name="T77"> <text:s text:c="2"/></text:span></text:span><text:span text:style-name="Absatz-Standardschriftart"><text:span text:style-name="T91"><text:tab/></text:span></text:span></text:h>
      <text:h text:style-name="P52" text:outline-level="1"><text:span text:style-name="Absatz-Standardschriftart"><text:span text:style-name="T68"/></text:span></text:h>
      <text:list xml:id="list4089187559605116316" text:style-name="L9">
        <text:list-item>
          <text:p text:style-name="P49"><text:span text:style-name="Absatz-Standardschriftart"><text:span text:style-name="T22">Samir Bhatt</text:span></text:span></text:p>
          <text:p text:style-name="P49"><text:span text:style-name="Absatz-Standardschriftart"><text:span text:style-name="T22">Manager, Einfochips, Ahmedabad, Gujarat, India</text:span></text:span></text:p>
          <text:p text:style-name="P49"><text:span text:style-name="Absatz-Standardschriftart"><text:span text:style-name="T22">Mo: +91 9714700553</text:span></text:span></text:p>
          <text:p text:style-name="P48"><text:span text:style-name="Absatz-Standardschriftart"><text:span text:style-name="T21"/></text:span></text:p>
        </text:list-item>
        <text:list-item>
          <text:p text:style-name="P48"><text:span text:style-name="Absatz-Standardschriftart"><text:span text:style-name="T21">Dhaval Shah</text:span></text:span></text:p>
          <text:p text:style-name="P48"><text:span text:style-name="Absatz-Standardschriftart"><text:span text:style-name="T21">Technical Lead, Volansys, Ahmedabad, Gujarat, India</text:span></text:span></text:p>
          <text:p text:style-name="P48"><text:span text:style-name="Absatz-Standardschriftart"><text:span text:style-name="T21">Mo: +91 </text:span></text:span><text:span text:style-name="Absatz-Standardschriftart"><text:span text:style-name="T22">99099</text:span></text:span><text:span text:style-name="Absatz-Standardschriftart"><text:span text:style-name="T21">79679</text:span></text:span></text:p>
          <text:p text:style-name="P50"><text:span text:style-name="Absatz-Standardschriftart"><text:span text:style-name="T21"/></text:span></text:p>
        </text:list-item>
      </text:list>
      <text:p text:style-name="P14"><text:span text:style-name="Absatz-Standardschriftart"><text:span text:style-name="T20"/></text:span></text:p>
      <text:p text:style-name="P14"><text:span text:style-name="Absatz-Standardschriftart"><text:span text:style-name="T20"/></text:span></text:p>
      <text:p text:style-name="P14"><text:span text:style-name="Absatz-Standardschriftart"><text:span text:style-name="T20"/></text:span></text:p>
      <text:p text:style-name="P14"><text:span text:style-name="Absatz-Standardschriftart"><text:span text:style-name="T20"/></text:span></text:p>
      <text:p text:style-name="P14"><text:span text:style-name="Absatz-Standardschriftart"><text:span text:style-name="T20"/></text:span></text:p>
      <text:p text:style-name="P14"><text:span text:style-name="Absatz-Standardschriftart"><text:span text:style-name="T122">I</text:span></text:span><text:span text:style-name="Absatz-Standardschriftart"><text:span text:style-name="T124"> </text:span></text:span><text:span text:style-name="Absatz-Standardschriftart"><text:span text:style-name="T122">hereby</text:span></text:span><text:span text:style-name="Absatz-Standardschriftart"><text:span text:style-name="T125"> </text:span></text:span><text:span text:style-name="Absatz-Standardschriftart"><text:span text:style-name="T122">declare</text:span></text:span><text:span text:style-name="Absatz-Standardschriftart"><text:span text:style-name="T126"> </text:span></text:span><text:span text:style-name="Absatz-Standardschriftart"><text:span text:style-name="T122">that</text:span></text:span><text:span text:style-name="Absatz-Standardschriftart"><text:span text:style-name="T124"> </text:span></text:span><text:span text:style-name="Absatz-Standardschriftart"><text:span text:style-name="T122">all</text:span></text:span><text:span text:style-name="Absatz-Standardschriftart"><text:span text:style-name="T126"> </text:span></text:span><text:span text:style-name="Absatz-Standardschriftart"><text:span text:style-name="T122">the</text:span></text:span><text:span text:style-name="Absatz-Standardschriftart"><text:span text:style-name="T127"> </text:span></text:span><text:span text:style-name="Absatz-Standardschriftart"><text:span text:style-name="T122">information</text:span></text:span><text:span text:style-name="Absatz-Standardschriftart"><text:span text:style-name="T124"> </text:span></text:span><text:span text:style-name="Absatz-Standardschriftart"><text:span text:style-name="T122">given</text:span></text:span><text:span text:style-name="Absatz-Standardschriftart"><text:span text:style-name="T126"> </text:span></text:span><text:span text:style-name="Absatz-Standardschriftart"><text:span text:style-name="T122">above</text:span></text:span><text:span text:style-name="Absatz-Standardschriftart"><text:span text:style-name="T126"> </text:span></text:span><text:span text:style-name="Absatz-Standardschriftart"><text:span text:style-name="T122">is</text:span></text:span><text:span text:style-name="Absatz-Standardschriftart"><text:span text:style-name="T128"> </text:span></text:span><text:span text:style-name="Absatz-Standardschriftart"><text:span text:style-name="T122">true</text:span></text:span><text:span text:style-name="Absatz-Standardschriftart"><text:span text:style-name="T124"> </text:span></text:span><text:span text:style-name="Absatz-Standardschriftart"><text:span text:style-name="T122">to</text:span></text:span><text:span text:style-name="Absatz-Standardschriftart"><text:span text:style-name="T125"> </text:span></text:span><text:span text:style-name="Absatz-Standardschriftart"><text:span text:style-name="T129">my</text:span></text:span><text:span text:style-name="Absatz-Standardschriftart"><text:span text:style-name="T130"> </text:span></text:span><text:span text:style-name="Absatz-Standardschriftart"><text:span text:style-name="T122">knowledge</text:span></text:span></text:p>
      <text:p text:style-name="P14"><text:span text:style-name="Absatz-Standardschriftart"><text:span text:style-name="T131"><text:s text:c="112"/></text:span></text:span></text:p>
      <text:p text:style-name="P14"><text:span text:style-name="Absatz-Standardschriftart"><text:span text:style-name="T131"><text:s text:c="113"/>-</text:span></text:span><text:span text:style-name="Absatz-Standardschriftart"><text:span text:style-name="T123"> Drupad Josh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1.189cm" fo:margin-right="0cm" fo:hyphenation-ladder-count="no-limit" fo:text-indent="-0.617cm" style:auto-text-indent="false">
        <style:tab-stops/>
      </style:paragraph-properties>
      <style:text-properties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Überschrift_20_1" style:display-name="Überschrift 1" style:family="paragraph" style:parent-style-name="Standard" style:default-outline-level="1">
      <style:paragraph-properties fo:margin-left="0.185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99%"/>
    </style:style>
    <style:style style:name="WW_5f_CharLFO2LVL1" style:display-name="WW_CharLFO2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99%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9.5pt" fo:font-weight="bold" style:font-name-asian="Arial" style:font-family-asian="Arial" style:font-family-generic-asian="swiss" style:font-pitch-asian="variable" style:font-size-asian="9.5pt" style:font-weight-asian="bold" style:font-size-complex="9.5pt" style:font-weight-complex="bold" style:text-scale="101%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 fo:font-size="10.5pt" style:font-name-asian="Wingdings" style:font-family-asian="Wingdings" style:font-family-generic-asian="system" style:font-pitch-asian="variable" style:font-charset-asian="x-symbol" style:font-size-asian="10.5pt" style:font-size-complex="10.5pt" style:text-scale="102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1%"/>
    </style:style>
    <style:style style:name="WW_5f_CharLFO4LVL2" style:display-name="WW_CharLFO4LVL2" style:family="text">
      <style:text-properties style:font-name="Wingdings" fo:font-family="Wingdings" style:font-family-generic="system" style:font-pitch="variable" style:font-charset="x-symbol" fo:font-size="11.5pt" style:font-name-asian="Wingdings" style:font-family-asian="Wingdings" style:font-family-generic-asian="system" style:font-pitch-asian="variable" style:font-charset-asian="x-symbol" style:font-size-asian="11.5pt" style:font-size-complex="11.5pt" style:text-scale="101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822cm" fo:margin-bottom="0.494cm" fo:margin-left="2.858cm" fo:margin-right="2.5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822cm" fo:margin-bottom="0.494cm" fo:margin-left="2.893cm" fo:margin-right="2.5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2.822cm" fo:margin-bottom="0.494cm" fo:margin-left="2.963cm" fo:margin-right="2.61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Online2PDF.com</meta:initial-creator>
    <meta:creation-date>2019-06-02T06:05:00Z</meta:creation-date>
    <dc:date>2019-06-18T14:24:57.441453874</dc:date>
    <meta:editing-cycles>56</meta:editing-cycles>
    <meta:editing-duration>PT2H33M54S</meta:editing-duration>
    <meta:document-statistic meta:table-count="1" meta:image-count="0" meta:object-count="0" meta:page-count="2" meta:paragraph-count="62" meta:word-count="565" meta:character-count="3861" meta:non-whitespace-character-count="2942"/>
    <meta:user-defined meta:name="Created" meta:value-type="date">2019-06-02T00:00:00Z</meta:user-defined>
    <meta:user-defined meta:name="LastSaved" meta:value-type="date">2019-06-02T00:00:00Z</meta:user-defined>
    <meta:template xlink:type="simple" xlink:actuate="onRequest" xlink:title="" xlink:href="Normal.dotm"/>
  </office:meta>
</office:document-meta>
</file>